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688771552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text:id="ct664808544">
          <text:insertion>
            <office:change-info>
              <dc:creator>Bob Jacobsen</dc:creator>
              <dc:date>2010-10-08T18:20:00</dc:date>
            </office:change-info>
          </text:insertion>
        </text:changed-region>
        <text:changed-region text:id="ct622771888">
          <text:deletion>
            <office:change-info>
              <dc:creator>Bob Jacobsen</dc:creator>
              <dc:date>2010-10-08T18:15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09146180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615467952">
          <text:insertion>
            <office:change-info>
              <dc:creator>Bob Jacobsen</dc:creator>
              <dc:date>2010-10-08T18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change-start text:change-id="ct688771552"/>Introduction (Informative)</text:h>
      <text:p text:style-name="Standard">This specification describes the protocol for transporting OpenLCB datagrams via CAN segments.</text:p>
      <text:h text:style-name="Heading_20_1" text:outline-level="1">References and Context (Inf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text:change-end text:change-id="ct688771552"/><text:change-start text:change-id="ct664808544"/></text:p>
      <text:p text:style-name="Standard">For more information on format and presentation, see: </text:p>
      <text:list xml:id="list196522919" text:style-name="L2">
        <text:list-item>
          <text:p text:style-name="P15">OpenLCB Common Information Technical Not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change-end text:change-id="ct664808544"/><text:change text:change-id="ct622771888"/><text:change-start text:change-id="ct615467952"/>External certification of parts shall be accepted for conformance to these standards. Conformance with a later version of a standard shall be accepted as conformance with the referenced versions.<text:change-end text:change-id="ct61546795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8796171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54717760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87961712"/><text:change-start text:change-id="ct547177600"/>OpenLCB-CAN Datagram Transport Standard<text:change-end text:change-id="ct547177600"/></text:p>
      </style:header>
      <style:footer>
        <text:tracked-changes>
          <text:changed-region text:id="ct54657694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54706617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7336777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46576944"/><text:change-start text:change-id="ct547066176"/><text:span text:style-name="MT2">Copyright 2010, by J. Day, D. Harris, B. Jacobsen, and A. Shepherd</text:span><text:change-end text:change-id="ct547066176"/><text:change text:change-id="ct573367776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3:52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7262124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8888835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0651600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665570896">
            <text:deletion>
              <office:change-info>
                <dc:creator>Bob Jacobsen</dc:creator>
                <dc:date>2010-10-08T18:19:00</dc:date>
              </office:change-info>
              <text:p text:style-name="MP7">(title)</text:p>
            </text:deletion>
          </text:changed-region>
          <text:changed-region text:id="ct51157312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5130865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30197872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text:id="ct66270099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46789424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72621248"/><text:change-start text:change-id="ct688888352"/>OpenLCB St<text:change-end text:change-id="ct688888352"/><text:change-start text:change-id="ct50651600"/>andard<text:change-end text:change-id="ct5065160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65570896"/><text:change-start text:change-id="ct51157312"/>OpenLCB-CAN Datagram Transport<text:change-end text:change-id="ct5115731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1308656"/><text:change-start text:change-id="ct630197872"/><text:date style:data-style-name="N75" text:date-value="2010-10-14T08:43:52">Oct 14, 2010</text:date><text:change-end text:change-id="ct630197872"/></text:p>
            </table:table-cell>
            <table:table-cell table:style-name="Table1.C1" office:value-type="string">
              <text:p text:style-name="MP7"><text:change text:change-id="ct662700992"/><text:change-start text:change-id="ct546789424"/>Preliminary<text:change-end text:change-id="ct546789424"/></text:p>
            </table:table-cell>
          </table:table-row>
        </table:table>
        <text:p text:style-name="Header"/>
      </style:header>
      <style:footer>
        <text:tracked-changes>
          <text:changed-region text:id="ct54600243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4583924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49146529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46002432"/><text:change-start text:change-id="ct545839248"/><text:span text:style-name="MT5">10</text:span><text:change-end text:change-id="ct545839248"/><text:span text:style-name="MT5">, by J. Day, D. Harris, B. Jacobsen, </text:span><text:change text:change-id="ct491465296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3:52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Datagram Transport Standard</dc:title>
    <meta:initial-creator>Alex Shepherd</meta:initial-creator>
    <meta:creation-date>2009-01-22T07:11:27</meta:creation-date>
    <meta:editing-cycles>59</meta:editing-cycles>
    <meta:editing-duration>PT12H01M02S</meta:editing-duration>
    <meta:generator>OpenOffice.org/3.2$Unix OpenOffice.org_project/320m18$Build-9502</meta:generator>
    <dc:date>2010-10-14T08:43:52</dc:date>
    <dc:creator>Bob Jacobsen</dc:creator>
    <meta:keyword>OpenLCB-CAN Datagram Transport</meta:keyword>
    <meta:document-statistic meta:table-count="1" meta:image-count="1" meta:object-count="0" meta:page-count="2" meta:paragraph-count="39" meta:word-count="299" meta:character-count="2009"/>
    <meta:user-defined meta:name="Info 1"/>
    <meta:user-defined meta:name="Info 2"/>
    <meta:user-defined meta:name="Info 3"/>
    <meta:user-defined meta:name="Info 4"/>
  </office:meta>
</office:document-meta>
</file>